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7791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X40_bp_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OLS</text:p>
          </table:table-cell>
          <table:table-cell office:value-type="string" calcext:value-type="string">
            <text:p>sxr</text:p>
          </table:table-cell>
          <table:table-cell office:value-type="string" calcext:value-type="string">
            <text:p>WLS</text:p>
          </table:table-cell>
          <table:table-cell office:value-type="string" calcext:value-type="string">
            <text:p>sxr</text:p>
          </table:table-cell>
          <table:table-cell office:value-type="string" calcext:value-type="string">
            <text:p>Gautier_WLS</text:p>
          </table:table-cell>
          <table:table-cell office:value-type="string" calcext:value-type="string">
            <text:p>sxr</text:p>
          </table:table-cell>
          <table:table-cell table:style-name="ce2" office:value-type="string" calcext:value-type="string">
            <text:p>difference WLS-Gauiter_WLS</text:p>
          </table:table-cell>
        </table:table-row>
        <table:table-row table:style-name="ro1">
          <table:table-cell office:value-type="string" calcext:value-type="string">
            <text:p>Izz1 + 1.0*Ia1 + 1.0*Iyy2 + 1.0*Iyy3 + 0.07*mz3 + 0.05185*m3 + 0.05185*m4 + 0.05185*m5 + 0.05185*m6</text:p>
          </table:table-cell>
          <table:table-cell office:value-type="float" office:value="1.24477" calcext:value-type="float">
            <text:p>1.24477</text:p>
          </table:table-cell>
          <table:table-cell office:value-type="float" office:value="0.95" calcext:value-type="float">
            <text:p>0.95</text:p>
          </table:table-cell>
          <table:table-cell office:value-type="float" office:value="1.242844" calcext:value-type="float">
            <text:p>1.242844</text:p>
          </table:table-cell>
          <table:table-cell office:value-type="float" office:value="1.07" calcext:value-type="float">
            <text:p>1.07</text:p>
          </table:table-cell>
          <table:table-cell office:value-type="float" office:value="1.24" calcext:value-type="float">
            <text:p>1.24</text:p>
          </table:table-cell>
          <table:table-cell office:value-type="float" office:value="1.1115" calcext:value-type="float">
            <text:p>1.1115</text:p>
          </table:table-cell>
          <table:table-cell table:style-name="ce2" table:formula="of:=ABS(([.F2]-[.D2])/[.F2])" office:value-type="percentage" office:value="0.00229354838709683" calcext:value-type="percentage">
            <text:p>0.23%</text:p>
          </table:table-cell>
        </table:table-row>
        <table:table-row table:style-name="ro1">
          <table:table-cell office:value-type="string" calcext:value-type="string">
            <text:p>fv1</text:p>
          </table:table-cell>
          <table:table-cell office:value-type="float" office:value="8.101969" calcext:value-type="float">
            <text:p>8.101969</text:p>
          </table:table-cell>
          <table:table-cell office:value-type="float" office:value="0.49" calcext:value-type="float">
            <text:p>0.49</text:p>
          </table:table-cell>
          <table:table-cell office:value-type="float" office:value="8.079125" calcext:value-type="float">
            <text:p>8.079125</text:p>
          </table:table-cell>
          <table:table-cell office:value-type="float" office:value="0.66" calcext:value-type="float">
            <text:p>0.66</text:p>
          </table:table-cell>
          <table:table-cell office:value-type="float" office:value="8.05" calcext:value-type="float">
            <text:p>8.05</text:p>
          </table:table-cell>
          <table:table-cell office:value-type="float" office:value="0.6769" calcext:value-type="float">
            <text:p>0.6769</text:p>
          </table:table-cell>
          <table:table-cell table:style-name="ce2" table:formula="of:=ABS(([.F3]-[.D3])/[.F3])" office:value-type="percentage" office:value="0.00361801242236009" calcext:value-type="percentage">
            <text:p>0.36%</text:p>
          </table:table-cell>
        </table:table-row>
        <table:table-row table:style-name="ro1">
          <table:table-cell office:value-type="string" calcext:value-type="string">
            <text:p>fs1</text:p>
          </table:table-cell>
          <table:table-cell office:value-type="float" office:value="6.995873" calcext:value-type="float">
            <text:p>6.995873</text:p>
          </table:table-cell>
          <table:table-cell office:value-type="float" office:value="1.64" calcext:value-type="float">
            <text:p>1.64</text:p>
          </table:table-cell>
          <table:table-cell office:value-type="float" office:value="7.052481" calcext:value-type="float">
            <text:p>7.052481</text:p>
          </table:table-cell>
          <table:table-cell office:value-type="float" office:value="2.21" calcext:value-type="float">
            <text:p>2.21</text:p>
          </table:table-cell>
          <table:table-cell office:value-type="float" office:value="7.14" calcext:value-type="float">
            <text:p>7.14</text:p>
          </table:table-cell>
          <table:table-cell office:value-type="float" office:value="2.2356" calcext:value-type="float">
            <text:p>2.2356</text:p>
          </table:table-cell>
          <table:table-cell table:style-name="ce2" table:formula="of:=ABS(([.F4]-[.D4])/[.F4])" office:value-type="percentage" office:value="0.01225756302521" calcext:value-type="percentage">
            <text:p>1.23%</text:p>
          </table:table-cell>
        </table:table-row>
        <table:table-row table:style-name="ro1">
          <table:table-cell office:value-type="string" calcext:value-type="string">
            <text:p>off1</text:p>
          </table:table-cell>
          <table:table-cell office:value-type="float" office:value="0.437358" calcext:value-type="float">
            <text:p>0.437358</text:p>
          </table:table-cell>
          <table:table-cell office:value-type="float" office:value="14.16" calcext:value-type="float">
            <text:p>14.16</text:p>
          </table:table-cell>
          <table:table-cell office:value-type="float" office:value="0.429253" calcext:value-type="float">
            <text:p>0.429253</text:p>
          </table:table-cell>
          <table:table-cell office:value-type="float" office:value="19.9" calcext:value-type="float">
            <text:p>19.9</text:p>
          </table:table-cell>
          <table:table-cell office:value-type="float" office:value="0.392" calcext:value-type="float">
            <text:p>0.392</text:p>
          </table:table-cell>
          <table:table-cell office:value-type="float" office:value="21.8748" calcext:value-type="float">
            <text:p>21.8748</text:p>
          </table:table-cell>
          <table:table-cell table:style-name="ce2" table:formula="of:=ABS(([.F5]-[.D5])/[.F5])" office:value-type="percentage" office:value="0.0950331632653061" calcext:value-type="percentage">
            <text:p>9.50%</text:p>
          </table:table-cell>
        </table:table-row>
        <table:table-row table:style-name="ro1">
          <table:table-cell office:value-type="string" calcext:value-type="string">
            <text:p>Ixx2 - 1.0*Iyy2 - 0.050625*m3 - 0.050625*m4 - 0.050625*m5 - 0.050625*m6</text:p>
          </table:table-cell>
          <table:table-cell office:value-type="float" office:value="-0.463462" calcext:value-type="float">
            <text:p>-0.463462</text:p>
          </table:table-cell>
          <table:table-cell office:value-type="float" office:value="2.11" calcext:value-type="float">
            <text:p>2.11</text:p>
          </table:table-cell>
          <table:table-cell office:value-type="float" office:value="-0.464968" calcext:value-type="float">
            <text:p>-0.464968</text:p>
          </table:table-cell>
          <table:table-cell office:value-type="float" office:value="2.56" calcext:value-type="float">
            <text:p>2.56</text:p>
          </table:table-cell>
          <table:table-cell office:value-type="float" office:value="-0.466" calcext:value-type="float">
            <text:p>-0.466</text:p>
          </table:table-cell>
          <table:table-cell office:value-type="float" office:value="2.5875" calcext:value-type="float">
            <text:p>2.5875</text:p>
          </table:table-cell>
          <table:table-cell table:style-name="ce2" table:formula="of:=ABS(([.F6]-[.D6])/[.F6])" office:value-type="percentage" office:value="0.00221459227467818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Ixy2</text:p>
          </table:table-cell>
          <table:table-cell office:value-type="float" office:value="0.003279" calcext:value-type="float">
            <text:p>0.003279</text:p>
          </table:table-cell>
          <table:table-cell office:value-type="float" office:value="141.45" calcext:value-type="float">
            <text:p>141.45</text:p>
          </table:table-cell>
          <table:table-cell office:value-type="float" office:value="0.002589" calcext:value-type="float">
            <text:p>0.002589</text:p>
          </table:table-cell>
          <table:table-cell office:value-type="float" office:value="235.37" calcext:value-type="float">
            <text:p>235.37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171.7591" calcext:value-type="float">
            <text:p>171.7591</text:p>
          </table:table-cell>
          <table:table-cell table:style-name="ce2" table:formula="of:=ABS(([.F7]-[.D7])/[.F7])" office:value-type="percentage" office:value="0.276815642458101" calcext:value-type="percentage">
            <text:p>27.68%</text:p>
          </table:table-cell>
        </table:table-row>
        <table:table-row table:style-name="ro1">
          <table:table-cell office:value-type="string" calcext:value-type="string">
            <text:p>Ixz2 - 0.225*mz3 - 0.007875*m3 - 0.007875*m4 - 0.007875*m5 - 0.007875*m6</text:p>
          </table:table-cell>
          <table:table-cell office:value-type="float" office:value="-0.158497" calcext:value-type="float">
            <text:p>-0.158497</text:p>
          </table:table-cell>
          <table:table-cell office:value-type="float" office:value="3.23" calcext:value-type="float">
            <text:p>3.23</text:p>
          </table:table-cell>
          <table:table-cell office:value-type="float" office:value="-0.160218" calcext:value-type="float">
            <text:p>-0.160218</text:p>
          </table:table-cell>
          <table:table-cell office:value-type="float" office:value="4.09" calcext:value-type="float">
            <text:p>4.09</text:p>
          </table:table-cell>
          <table:table-cell office:value-type="float" office:value="-0.16" calcext:value-type="float">
            <text:p>-0.16</text:p>
          </table:table-cell>
          <table:table-cell office:value-type="float" office:value="4.1141" calcext:value-type="float">
            <text:p>4.1141</text:p>
          </table:table-cell>
          <table:table-cell table:style-name="ce2" table:formula="of:=ABS(([.F8]-[.D8])/[.F8])" office:value-type="percentage" office:value="0.00136249999999997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Iyz2</text:p>
          </table:table-cell>
          <table:table-cell office:value-type="float" office:value="0.004891" calcext:value-type="float">
            <text:p>0.004891</text:p>
          </table:table-cell>
          <table:table-cell office:value-type="float" office:value="78.09" calcext:value-type="float">
            <text:p>78.09</text:p>
          </table:table-cell>
          <table:table-cell office:value-type="float" office:value="0.004815" calcext:value-type="float">
            <text:p>0.004815</text:p>
          </table:table-cell>
          <table:table-cell office:value-type="float" office:value="101.88" calcext:value-type="float">
            <text:p>101.88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149.3633" calcext:value-type="float">
            <text:p>149.3633</text:p>
          </table:table-cell>
          <table:table-cell table:style-name="ce2" table:formula="of:=ABS(([.F9]-[.D9])/[.F9])" office:value-type="percentage" office:value="0.454682779456193" calcext:value-type="percentage">
            <text:p>45.47%</text:p>
          </table:table-cell>
        </table:table-row>
        <table:table-row table:style-name="ro1">
          <table:table-cell office:value-type="string" calcext:value-type="string">
            <text:p>Izz2 + 1.0*Ia2 + 0.050625*m3 + 0.050625*m4 + 0.050625*m5 + 0.050625*m6</text:p>
          </table:table-cell>
          <table:table-cell office:value-type="float" office:value="1.082453" calcext:value-type="float">
            <text:p>1.082453</text:p>
          </table:table-cell>
          <table:table-cell office:value-type="float" office:value="0.82" calcext:value-type="float">
            <text:p>0.82</text:p>
          </table:table-cell>
          <table:table-cell office:value-type="float" office:value="1.080093" calcext:value-type="float">
            <text:p>1.080093</text:p>
          </table:table-cell>
          <table:table-cell office:value-type="float" office:value="1.01" calcext:value-type="float">
            <text:p>1.01</text:p>
          </table:table-cell>
          <table:table-cell office:value-type="float" office:value="1.08" calcext:value-type="float">
            <text:p>1.08</text:p>
          </table:table-cell>
          <table:table-cell office:value-type="float" office:value="1.0119" calcext:value-type="float">
            <text:p>1.0119</text:p>
          </table:table-cell>
          <table:table-cell table:style-name="ce2" table:formula="of:=ABS(([.F10]-[.D10])/[.F10])" office:value-type="percentage" office:value="0.0000861111111110173" calcext:value-type="percentage">
            <text:p>0.01%</text:p>
          </table:table-cell>
        </table:table-row>
        <table:table-row table:style-name="ro1">
          <table:table-cell office:value-type="string" calcext:value-type="string">
            <text:p>mx2 + 0.225*m3 + 0.225*m4 + 0.225*m5 + 0.225*m6</text:p>
          </table:table-cell>
          <table:table-cell office:value-type="float" office:value="2.215573" calcext:value-type="float">
            <text:p>2.215573</text:p>
          </table:table-cell>
          <table:table-cell office:value-type="float" office:value="1.87" calcext:value-type="float">
            <text:p>1.87</text:p>
          </table:table-cell>
          <table:table-cell office:value-type="float" office:value="2.218533" calcext:value-type="float">
            <text:p>2.218533</text:p>
          </table:table-cell>
          <table:table-cell office:value-type="float" office:value="2.43" calcext:value-type="float">
            <text:p>2.43</text:p>
          </table:table-cell>
          <table:table-cell office:value-type="float" office:value="2.22" calcext:value-type="float">
            <text:p>2.22</text:p>
          </table:table-cell>
          <table:table-cell office:value-type="float" office:value="2.4256" calcext:value-type="float">
            <text:p>2.4256</text:p>
          </table:table-cell>
          <table:table-cell table:style-name="ce2" table:formula="of:=ABS(([.F11]-[.D11])/[.F11])" office:value-type="percentage" office:value="0.000660810810810959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my2</text:p>
          </table:table-cell>
          <table:table-cell office:value-type="float" office:value="0.13684" calcext:value-type="float">
            <text:p>0.13684</text:p>
          </table:table-cell>
          <table:table-cell office:value-type="float" office:value="26.31" calcext:value-type="float">
            <text:p>26.31</text:p>
          </table:table-cell>
          <table:table-cell office:value-type="float" office:value="0.145947" calcext:value-type="float">
            <text:p>0.145947</text:p>
          </table:table-cell>
          <table:table-cell office:value-type="float" office:value="31.58" calcext:value-type="float">
            <text:p>31.58</text:p>
          </table:table-cell>
          <table:table-cell office:value-type="float" office:value="0.136" calcext:value-type="float">
            <text:p>0.136</text:p>
          </table:table-cell>
          <table:table-cell office:value-type="float" office:value="32.9494" calcext:value-type="float">
            <text:p>32.9494</text:p>
          </table:table-cell>
          <table:table-cell table:style-name="ce2" table:formula="of:=ABS(([.F12]-[.D12])/[.F12])" office:value-type="percentage" office:value="0.0731397058823528" calcext:value-type="percentage">
            <text:p>7.31%</text:p>
          </table:table-cell>
        </table:table-row>
        <table:table-row table:style-name="ro1">
          <table:table-cell office:value-type="string" calcext:value-type="string">
            <text:p>fv2</text:p>
          </table:table-cell>
          <table:table-cell office:value-type="float" office:value="5.551457" calcext:value-type="float">
            <text:p>5.551457</text:p>
          </table:table-cell>
          <table:table-cell office:value-type="float" office:value="0.81" calcext:value-type="float">
            <text:p>0.81</text:p>
          </table:table-cell>
          <table:table-cell office:value-type="float" office:value="5.540716" calcext:value-type="float">
            <text:p>5.540716</text:p>
          </table:table-cell>
          <table:table-cell office:value-type="float" office:value="1.05" calcext:value-type="float">
            <text:p>1.05</text:p>
          </table:table-cell>
          <table:table-cell office:value-type="float" office:value="5.53" calcext:value-type="float">
            <text:p>5.53</text:p>
          </table:table-cell>
          <table:table-cell office:value-type="float" office:value="1.0416" calcext:value-type="float">
            <text:p>1.0416</text:p>
          </table:table-cell>
          <table:table-cell table:style-name="ce2" table:formula="of:=ABS(([.F13]-[.D13])/[.F13])" office:value-type="percentage" office:value="0.00193779385171781" calcext:value-type="percentage">
            <text:p>0.19%</text:p>
          </table:table-cell>
        </table:table-row>
        <table:table-row table:style-name="ro1">
          <table:table-cell office:value-type="string" calcext:value-type="string">
            <text:p>fs2</text:p>
          </table:table-cell>
          <table:table-cell office:value-type="float" office:value="8.201215" calcext:value-type="float">
            <text:p>8.201215</text:p>
          </table:table-cell>
          <table:table-cell office:value-type="float" office:value="1.3" calcext:value-type="float">
            <text:p>1.3</text:p>
          </table:table-cell>
          <table:table-cell office:value-type="float" office:value="8.223875" calcext:value-type="float">
            <text:p>8.223875</text:p>
          </table:table-cell>
          <table:table-cell office:value-type="float" office:value="1.71" calcext:value-type="float">
            <text:p>1.71</text:p>
          </table:table-cell>
          <table:table-cell office:value-type="float" office:value="8.26" calcext:value-type="float">
            <text:p>8.26</text:p>
          </table:table-cell>
          <table:table-cell office:value-type="float" office:value="1.6916" calcext:value-type="float">
            <text:p>1.6916</text:p>
          </table:table-cell>
          <table:table-cell table:style-name="ce2" table:formula="of:=ABS(([.F14]-[.D14])/[.F14])" office:value-type="percentage" office:value="0.00437348668280874" calcext:value-type="percentage">
            <text:p>0.44%</text:p>
          </table:table-cell>
        </table:table-row>
        <table:table-row table:style-name="ro1">
          <table:table-cell office:value-type="string" calcext:value-type="string">
            <text:p>off2</text:p>
          </table:table-cell>
          <table:table-cell office:value-type="float" office:value="1.318049" calcext:value-type="float">
            <text:p>1.318049</text:p>
          </table:table-cell>
          <table:table-cell office:value-type="float" office:value="37.36" calcext:value-type="float">
            <text:p>37.36</text:p>
          </table:table-cell>
          <table:table-cell office:value-type="float" office:value="1.376553" calcext:value-type="float">
            <text:p>1.376553</text:p>
          </table:table-cell>
          <table:table-cell office:value-type="float" office:value="44.47" calcext:value-type="float">
            <text:p>44.47</text:p>
          </table:table-cell>
          <table:table-cell office:value-type="float" office:value="1.37" calcext:value-type="float">
            <text:p>1.37</text:p>
          </table:table-cell>
          <table:table-cell office:value-type="float" office:value="44.5933" calcext:value-type="float">
            <text:p>44.5933</text:p>
          </table:table-cell>
          <table:table-cell table:style-name="ce2" table:formula="of:=ABS(([.F15]-[.D15])/[.F15])" office:value-type="percentage" office:value="0.00478321167883198" calcext:value-type="percentage">
            <text:p>0.48%</text:p>
          </table:table-cell>
        </table:table-row>
        <table:table-row table:style-name="ro1">
          <table:table-cell office:value-type="string" calcext:value-type="string">
            <text:p>Ixx3 - 1.0*Iyy3 + 1.0*Iyy4 + 0.45*mz4 + 0.050625*m4 + 0.050625*m5 + 0.050625*m6</text:p>
          </table:table-cell>
          <table:table-cell office:value-type="float" office:value="0.128259" calcext:value-type="float">
            <text:p>0.128259</text:p>
          </table:table-cell>
          <table:table-cell office:value-type="float" office:value="7.58" calcext:value-type="float">
            <text:p>7.58</text:p>
          </table:table-cell>
          <table:table-cell office:value-type="float" office:value="0.121851" calcext:value-type="float">
            <text:p>0.121851</text:p>
          </table:table-cell>
          <table:table-cell office:value-type="float" office:value="9.01" calcext:value-type="float">
            <text:p>9.01</text:p>
          </table:table-cell>
          <table:table-cell office:value-type="float" office:value="0.127" calcext:value-type="float">
            <text:p>0.127</text:p>
          </table:table-cell>
          <table:table-cell office:value-type="float" office:value="8.9567" calcext:value-type="float">
            <text:p>8.9567</text:p>
          </table:table-cell>
          <table:table-cell table:style-name="ce2" table:formula="of:=ABS(([.F16]-[.D16])/[.F16])" office:value-type="percentage" office:value="0.0405433070866142" calcext:value-type="percentage">
            <text:p>4.05%</text:p>
          </table:table-cell>
        </table:table-row>
        <table:table-row table:style-name="ro1">
          <table:table-cell office:value-type="string" calcext:value-type="string">
            <text:p>Ixy3</text:p>
          </table:table-cell>
          <table:table-cell office:value-type="float" office:value="0.004344" calcext:value-type="float">
            <text:p>0.004344</text:p>
          </table:table-cell>
          <table:table-cell office:value-type="float" office:value="122.86" calcext:value-type="float">
            <text:p>122.86</text:p>
          </table:table-cell>
          <table:table-cell office:value-type="float" office:value="-0.000212" calcext:value-type="float">
            <text:p>-0.000212</text:p>
          </table:table-cell>
          <table:table-cell office:value-type="float" office:value="2888.28" calcext:value-type="float">
            <text:p>2888.28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990.9884" calcext:value-type="float">
            <text:p>990.9884</text:p>
          </table:table-cell>
          <table:table-cell table:style-name="ce2" table:formula="of:=ABS(([.F17]-[.D17])/[.F17])" office:value-type="percentage" office:value="1.33176838810642" calcext:value-type="percentage">
            <text:p>133.18%</text:p>
          </table:table-cell>
        </table:table-row>
        <table:table-row table:style-name="ro1">
          <table:table-cell office:value-type="string" calcext:value-type="string">
            <text:p>Ixz3</text:p>
          </table:table-cell>
          <table:table-cell office:value-type="float" office:value="-0.00186" calcext:value-type="float">
            <text:p>-0.00186</text:p>
          </table:table-cell>
          <table:table-cell office:value-type="float" office:value="327.06" calcext:value-type="float">
            <text:p>327.06</text:p>
          </table:table-cell>
          <table:table-cell office:value-type="float" office:value="-0.001559" calcext:value-type="float">
            <text:p>-0.001559</text:p>
          </table:table-cell>
          <table:table-cell office:value-type="float" office:value="425.17" calcext:value-type="float">
            <text:p>425.17</text:p>
          </table:table-cell>
          <table:table-cell office:value-type="float" office:value="-0.00372" calcext:value-type="float">
            <text:p>-0.00372</text:p>
          </table:table-cell>
          <table:table-cell office:value-type="float" office:value="186.9976" calcext:value-type="float">
            <text:p>186.9976</text:p>
          </table:table-cell>
          <table:table-cell table:style-name="ce2" table:formula="of:=ABS(([.F18]-[.D18])/[.F18])" office:value-type="percentage" office:value="0.580913978494624" calcext:value-type="percentage">
            <text:p>58.09%</text:p>
          </table:table-cell>
        </table:table-row>
        <table:table-row table:style-name="ro1">
          <table:table-cell office:value-type="string" calcext:value-type="string">
            <text:p>Iyz3</text:p>
          </table:table-cell>
          <table:table-cell office:value-type="float" office:value="0.00874" calcext:value-type="float">
            <text:p>0.00874</text:p>
          </table:table-cell>
          <table:table-cell office:value-type="float" office:value="41.73" calcext:value-type="float">
            <text:p>41.73</text:p>
          </table:table-cell>
          <table:table-cell office:value-type="float" office:value="0.007188" calcext:value-type="float">
            <text:p>0.007188</text:p>
          </table:table-cell>
          <table:table-cell office:value-type="float" office:value="54.68" calcext:value-type="float">
            <text:p>54.68</text:p>
          </table:table-cell>
          <table:table-cell office:value-type="float" office:value="0.00599" calcext:value-type="float">
            <text:p>0.00599</text:p>
          </table:table-cell>
          <table:table-cell office:value-type="float" office:value="68.6018" calcext:value-type="float">
            <text:p>68.6018</text:p>
          </table:table-cell>
          <table:table-cell table:style-name="ce2" table:formula="of:=ABS(([.F19]-[.D19])/[.F19])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Izz3 + 1.0*Iyy4 + 0.45*mz4 + 0.050625*m4 + 0.050625*m5 + 0.050625*m6</text:p>
          </table:table-cell>
          <table:table-cell office:value-type="float" office:value="0.106997" calcext:value-type="float">
            <text:p>0.106997</text:p>
          </table:table-cell>
          <table:table-cell office:value-type="float" office:value="7.12" calcext:value-type="float">
            <text:p>7.12</text:p>
          </table:table-cell>
          <table:table-cell office:value-type="float" office:value="0.106029" calcext:value-type="float">
            <text:p>0.106029</text:p>
          </table:table-cell>
          <table:table-cell office:value-type="float" office:value="7.97" calcext:value-type="float">
            <text:p>7.97</text:p>
          </table:table-cell>
          <table:table-cell office:value-type="float" office:value="0.107" calcext:value-type="float">
            <text:p>0.107</text:p>
          </table:table-cell>
          <table:table-cell office:value-type="float" office:value="8.1704" calcext:value-type="float">
            <text:p>8.1704</text:p>
          </table:table-cell>
          <table:table-cell table:style-name="ce2" table:formula="of:=ABS(([.F20]-[.D20])/[.F20])" office:value-type="percentage" office:value="0.00907476635514018" calcext:value-type="percentage">
            <text:p>0.91%</text:p>
          </table:table-cell>
        </table:table-row>
        <table:table-row table:style-name="ro1">
          <table:table-cell office:value-type="string" calcext:value-type="string">
            <text:p>mx3</text:p>
          </table:table-cell>
          <table:table-cell office:value-type="float" office:value="0.072619" calcext:value-type="float">
            <text:p>0.072619</text:p>
          </table:table-cell>
          <table:table-cell office:value-type="float" office:value="31.23" calcext:value-type="float">
            <text:p>31.23</text:p>
          </table:table-cell>
          <table:table-cell office:value-type="float" office:value="0.079208" calcext:value-type="float">
            <text:p>0.079208</text:p>
          </table:table-cell>
          <table:table-cell office:value-type="float" office:value="30.5" calcext:value-type="float">
            <text:p>30.5</text:p>
          </table:table-cell>
          <table:table-cell office:value-type="float" office:value="0.0786" calcext:value-type="float">
            <text:p>0.0786</text:p>
          </table:table-cell>
          <table:table-cell office:value-type="float" office:value="31.9877" calcext:value-type="float">
            <text:p>31.9877</text:p>
          </table:table-cell>
          <table:table-cell table:style-name="ce2" table:formula="of:=ABS(([.F21]-[.D21])/[.F21])" office:value-type="percentage" office:value="0.00773536895674297" calcext:value-type="percentage">
            <text:p>0.77%</text:p>
          </table:table-cell>
        </table:table-row>
        <table:table-row table:style-name="ro1">
          <table:table-cell office:value-type="string" calcext:value-type="string">
            <text:p>my3 - 1.0*mz4 - 0.225*m4 - 0.225*m5 - 0.225*m6</text:p>
          </table:table-cell>
          <table:table-cell office:value-type="float" office:value="-0.593492" calcext:value-type="float">
            <text:p>-0.593492</text:p>
          </table:table-cell>
          <table:table-cell office:value-type="float" office:value="1.97" calcext:value-type="float">
            <text:p>1.97</text:p>
          </table:table-cell>
          <table:table-cell office:value-type="float" office:value="-0.603345" calcext:value-type="float">
            <text:p>-0.603345</text:p>
          </table:table-cell>
          <table:table-cell office:value-type="float" office:value="2.02" calcext:value-type="float">
            <text:p>2.02</text:p>
          </table:table-cell>
          <table:table-cell office:value-type="float" office:value="-0.601" calcext:value-type="float">
            <text:p>-0.601</text:p>
          </table:table-cell>
          <table:table-cell office:value-type="float" office:value="2.1079" calcext:value-type="float">
            <text:p>2.1079</text:p>
          </table:table-cell>
          <table:table-cell table:style-name="ce2" table:formula="of:=ABS(([.F22]-[.D22])/[.F22])" office:value-type="percentage" office:value="0.00390183028286197" calcext:value-type="percentage">
            <text:p>0.39%</text:p>
          </table:table-cell>
        </table:table-row>
        <table:table-row table:style-name="ro1">
          <table:table-cell office:value-type="string" calcext:value-type="string">
            <text:p>Ia3</text:p>
          </table:table-cell>
          <table:table-cell office:value-type="float" office:value="0.095973" calcext:value-type="float">
            <text:p>0.095973</text:p>
          </table:table-cell>
          <table:table-cell office:value-type="float" office:value="6.7" calcext:value-type="float">
            <text:p>6.7</text:p>
          </table:table-cell>
          <table:table-cell office:value-type="float" office:value="0.09849" calcext:value-type="float">
            <text:p>0.09849</text:p>
          </table:table-cell>
          <table:table-cell office:value-type="float" office:value="6.93" calcext:value-type="float">
            <text:p>6.93</text:p>
          </table:table-cell>
          <table:table-cell office:value-type="float" office:value="0.0988" calcext:value-type="float">
            <text:p>0.0988</text:p>
          </table:table-cell>
          <table:table-cell office:value-type="float" office:value="7.2114" calcext:value-type="float">
            <text:p>7.2114</text:p>
          </table:table-cell>
          <table:table-cell table:style-name="ce2" table:formula="of:=ABS(([.F23]-[.D23])/[.F23])" office:value-type="percentage" office:value="0.00313765182186225" calcext:value-type="percentage">
            <text:p>0.31%</text:p>
          </table:table-cell>
        </table:table-row>
        <table:table-row table:style-name="ro1">
          <table:table-cell office:value-type="string" calcext:value-type="string">
            <text:p>fv3</text:p>
          </table:table-cell>
          <table:table-cell office:value-type="float" office:value="1.954283" calcext:value-type="float">
            <text:p>1.954283</text:p>
          </table:table-cell>
          <table:table-cell office:value-type="float" office:value="1.64" calcext:value-type="float">
            <text:p>1.64</text:p>
          </table:table-cell>
          <table:table-cell office:value-type="float" office:value="1.960331" calcext:value-type="float">
            <text:p>1.960331</text:p>
          </table:table-cell>
          <table:table-cell office:value-type="float" office:value="1.54" calcext:value-type="float">
            <text:p>1.54</text:p>
          </table:table-cell>
          <table:table-cell office:value-type="float" office:value="1.97" calcext:value-type="float">
            <text:p>1.97</text:p>
          </table:table-cell>
          <table:table-cell office:value-type="float" office:value="1.6612" calcext:value-type="float">
            <text:p>1.6612</text:p>
          </table:table-cell>
          <table:table-cell table:style-name="ce2" table:formula="of:=ABS(([.F24]-[.D24])/[.F24])" office:value-type="percentage" office:value="0.00490812182741113" calcext:value-type="percentage">
            <text:p>0.49%</text:p>
          </table:table-cell>
        </table:table-row>
        <table:table-row table:style-name="ro1">
          <table:table-cell office:value-type="string" calcext:value-type="string">
            <text:p>fs3</text:p>
          </table:table-cell>
          <table:table-cell office:value-type="float" office:value="6.388242" calcext:value-type="float">
            <text:p>6.388242</text:p>
          </table:table-cell>
          <table:table-cell office:value-type="float" office:value="1.65" calcext:value-type="float">
            <text:p>1.65</text:p>
          </table:table-cell>
          <table:table-cell office:value-type="float" office:value="6.358378" calcext:value-type="float">
            <text:p>6.358378</text:p>
          </table:table-cell>
          <table:table-cell office:value-type="float" office:value="1.57" calcext:value-type="float">
            <text:p>1.57</text:p>
          </table:table-cell>
          <table:table-cell office:value-type="float" office:value="6.34" calcext:value-type="float">
            <text:p>6.34</text:p>
          </table:table-cell>
          <table:table-cell office:value-type="float" office:value="1.7063" calcext:value-type="float">
            <text:p>1.7063</text:p>
          </table:table-cell>
          <table:table-cell table:style-name="ce2" table:formula="of:=ABS(([.F25]-[.D25])/[.F25])" office:value-type="percentage" office:value="0.00289873817034704" calcext:value-type="percentage">
            <text:p>0.29%</text:p>
          </table:table-cell>
        </table:table-row>
        <table:table-row table:style-name="ro1">
          <table:table-cell office:value-type="string" calcext:value-type="string">
            <text:p>off3</text:p>
          </table:table-cell>
          <table:table-cell office:value-type="float" office:value="0.322682" calcext:value-type="float">
            <text:p>0.322682</text:p>
          </table:table-cell>
          <table:table-cell office:value-type="float" office:value="58.85" calcext:value-type="float">
            <text:p>58.85</text:p>
          </table:table-cell>
          <table:table-cell office:value-type="float" office:value="0.326732" calcext:value-type="float">
            <text:p>0.326732</text:p>
          </table:table-cell>
          <table:table-cell office:value-type="float" office:value="60.93" calcext:value-type="float">
            <text:p>60.93</text:p>
          </table:table-cell>
          <table:table-cell office:value-type="float" office:value="0.326" calcext:value-type="float">
            <text:p>0.326</text:p>
          </table:table-cell>
          <table:table-cell office:value-type="float" office:value="63.2178" calcext:value-type="float">
            <text:p>63.2178</text:p>
          </table:table-cell>
          <table:table-cell table:style-name="ce2" table:formula="of:=ABS(([.F26]-[.D26])/[.F26])" office:value-type="percentage" office:value="0.002245398773006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Ixx4 - 1.0*Iyy4 + 1.0*Iyy5</text:p>
          </table:table-cell>
          <table:table-cell office:value-type="float" office:value="0.005121" calcext:value-type="float">
            <text:p>0.005121</text:p>
          </table:table-cell>
          <table:table-cell office:value-type="float" office:value="90.66" calcext:value-type="float">
            <text:p>90.66</text:p>
          </table:table-cell>
          <table:table-cell office:value-type="float" office:value="0.004124" calcext:value-type="float">
            <text:p>0.004124</text:p>
          </table:table-cell>
          <table:table-cell office:value-type="float" office:value="111.99" calcext:value-type="float">
            <text:p>111.99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103.6509" calcext:value-type="float">
            <text:p>103.6509</text:p>
          </table:table-cell>
          <table:table-cell table:style-name="ce2" table:formula="of:=ABS(([.F27]-[.D27])/[.F27])" office:value-type="percentage" office:value="0.111206896551724" calcext:value-type="percentage">
            <text:p>11.12%</text:p>
          </table:table-cell>
        </table:table-row>
        <table:table-row table:style-name="ro1">
          <table:table-cell office:value-type="string" calcext:value-type="string">
            <text:p>Ixy4</text:p>
          </table:table-cell>
          <table:table-cell office:value-type="float" office:value="-0.002795" calcext:value-type="float">
            <text:p>-0.002795</text:p>
          </table:table-cell>
          <table:table-cell office:value-type="float" office:value="75.38" calcext:value-type="float">
            <text:p>75.38</text:p>
          </table:table-cell>
          <table:table-cell office:value-type="float" office:value="-0.00676" calcext:value-type="float">
            <text:p>-0.00676</text:p>
          </table:table-cell>
          <table:table-cell office:value-type="float" office:value="29.16" calcext:value-type="float">
            <text:p>29.16</text:p>
          </table:table-cell>
          <table:table-cell office:value-type="float" office:value="-0.00687" calcext:value-type="float">
            <text:p>-0.00687</text:p>
          </table:table-cell>
          <table:table-cell office:value-type="float" office:value="30.0017" calcext:value-type="float">
            <text:p>30.0017</text:p>
          </table:table-cell>
          <table:table-cell table:style-name="ce2" table:formula="of:=ABS(([.F28]-[.D28])/[.F28])" office:value-type="percentage" office:value="0.0160116448326055" calcext:value-type="percentage">
            <text:p>1.60%</text:p>
          </table:table-cell>
        </table:table-row>
        <table:table-row table:style-name="ro1">
          <table:table-cell office:value-type="string" calcext:value-type="string">
            <text:p>Ixz4</text:p>
          </table:table-cell>
          <table:table-cell office:value-type="float" office:value="-0.004717" calcext:value-type="float">
            <text:p>-0.004717</text:p>
          </table:table-cell>
          <table:table-cell office:value-type="float" office:value="53.78" calcext:value-type="float">
            <text:p>53.78</text:p>
          </table:table-cell>
          <table:table-cell office:value-type="float" office:value="-0.000547" calcext:value-type="float">
            <text:p>-0.000547</text:p>
          </table:table-cell>
          <table:table-cell office:value-type="float" office:value="412.36" calcext:value-type="float">
            <text:p>412.36</text:p>
          </table:table-cell>
          <table:table-cell office:value-type="float" office:value="-0.00178" calcext:value-type="float">
            <text:p>-0.00178</text:p>
          </table:table-cell>
          <table:table-cell office:value-type="float" office:value="132.0915" calcext:value-type="float">
            <text:p>132.0915</text:p>
          </table:table-cell>
          <table:table-cell table:style-name="ce2" table:formula="of:=ABS(([.F29]-[.D29])/[.F29])" office:value-type="percentage" office:value="0.692696629213483" calcext:value-type="percentage">
            <text:p>69.27%</text:p>
          </table:table-cell>
        </table:table-row>
        <table:table-row table:style-name="ro1">
          <table:table-cell office:value-type="string" calcext:value-type="string">
            <text:p>Iyz4</text:p>
          </table:table-cell>
          <table:table-cell office:value-type="float" office:value="-0.004843" calcext:value-type="float">
            <text:p>-0.004843</text:p>
          </table:table-cell>
          <table:table-cell office:value-type="float" office:value="57.89" calcext:value-type="float">
            <text:p>57.89</text:p>
          </table:table-cell>
          <table:table-cell office:value-type="float" office:value="-0.005637" calcext:value-type="float">
            <text:p>-0.005637</text:p>
          </table:table-cell>
          <table:table-cell office:value-type="float" office:value="40.26" calcext:value-type="float">
            <text:p>40.26</text:p>
          </table:table-cell>
          <table:table-cell office:value-type="float" office:value="-0.00599" calcext:value-type="float">
            <text:p>-0.00599</text:p>
          </table:table-cell>
          <table:table-cell office:value-type="float" office:value="39.5343" calcext:value-type="float">
            <text:p>39.5343</text:p>
          </table:table-cell>
          <table:table-cell table:style-name="ce2" table:formula="of:=ABS(([.F30]-[.D30])/[.F30])" office:value-type="percentage" office:value="0.0589315525876462" calcext:value-type="percentage">
            <text:p>5.89%</text:p>
          </table:table-cell>
        </table:table-row>
        <table:table-row table:style-name="ro1">
          <table:table-cell office:value-type="string" calcext:value-type="string">
            <text:p>Izz4 + 1.0*Iyy5</text:p>
          </table:table-cell>
          <table:table-cell office:value-type="float" office:value="-0.00435" calcext:value-type="float">
            <text:p>-0.00435</text:p>
          </table:table-cell>
          <table:table-cell office:value-type="float" office:value="73.83" calcext:value-type="float">
            <text:p>73.83</text:p>
          </table:table-cell>
          <table:table-cell office:value-type="float" office:value="0.000497" calcext:value-type="float">
            <text:p>0.000497</text:p>
          </table:table-cell>
          <table:table-cell office:value-type="float" office:value="486.31" calcext:value-type="float">
            <text:p>486.31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216.3227" calcext:value-type="float">
            <text:p>216.3227</text:p>
          </table:table-cell>
          <table:table-cell table:style-name="ce2" table:formula="of:=ABS(([.F31]-[.D31])/[.F31])" office:value-type="percentage" office:value="0.571551724137931" calcext:value-type="percentage">
            <text:p>57.16%</text:p>
          </table:table-cell>
        </table:table-row>
        <table:table-row table:style-name="ro1">
          <table:table-cell office:value-type="string" calcext:value-type="string">
            <text:p>mx4</text:p>
          </table:table-cell>
          <table:table-cell office:value-type="float" office:value="-0.026324" calcext:value-type="float">
            <text:p>-0.026324</text:p>
          </table:table-cell>
          <table:table-cell office:value-type="float" office:value="22.12" calcext:value-type="float">
            <text:p>22.12</text:p>
          </table:table-cell>
          <table:table-cell office:value-type="float" office:value="-0.018407" calcext:value-type="float">
            <text:p>-0.018407</text:p>
          </table:table-cell>
          <table:table-cell office:value-type="float" office:value="26.91" calcext:value-type="float">
            <text:p>26.9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23.3969" calcext:value-type="float">
            <text:p>23.3969</text:p>
          </table:table-cell>
          <table:table-cell table:style-name="ce2" table:formula="of:=ABS(([.F32]-[.D32])/[.F32])" office:value-type="percentage" office:value="0.159497716894977" calcext:value-type="percentage">
            <text:p>15.95%</text:p>
          </table:table-cell>
        </table:table-row>
        <table:table-row table:style-name="ro1">
          <table:table-cell office:value-type="string" calcext:value-type="string">
            <text:p>my4 + 1.0*mz5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2167.39" calcext:value-type="float">
            <text:p>2167.39</text:p>
          </table:table-cell>
          <table:table-cell office:value-type="float" office:value="-0.008328" calcext:value-type="float">
            <text:p>-0.008328</text:p>
          </table:table-cell>
          <table:table-cell office:value-type="float" office:value="64.62" calcext:value-type="float">
            <text:p>64.62</text:p>
          </table:table-cell>
          <table:table-cell office:value-type="float" office:value="-0.00726" calcext:value-type="float">
            <text:p>-0.00726</text:p>
          </table:table-cell>
          <table:table-cell office:value-type="float" office:value="77.0029" calcext:value-type="float">
            <text:p>77.0029</text:p>
          </table:table-cell>
          <table:table-cell table:style-name="ce2" table:formula="of:=ABS(([.F33]-[.D33])/[.F33])" office:value-type="percentage" office:value="0.147107438016529" calcext:value-type="percentage">
            <text:p>14.71%</text:p>
          </table:table-cell>
        </table:table-row>
        <table:table-row table:style-name="ro1">
          <table:table-cell office:value-type="string" calcext:value-type="string">
            <text:p>Ia4</text:p>
          </table:table-cell>
          <table:table-cell office:value-type="float" office:value="0.033172" calcext:value-type="float">
            <text:p>0.033172</text:p>
          </table:table-cell>
          <table:table-cell office:value-type="float" office:value="10.67" calcext:value-type="float">
            <text:p>10.67</text:p>
          </table:table-cell>
          <table:table-cell office:value-type="float" office:value="0.031616" calcext:value-type="float">
            <text:p>0.031616</text:p>
          </table:table-cell>
          <table:table-cell office:value-type="float" office:value="6.77" calcext:value-type="float">
            <text:p>6.77</text:p>
          </table:table-cell>
          <table:table-cell office:value-type="float" office:value="0.0313" calcext:value-type="float">
            <text:p>0.0313</text:p>
          </table:table-cell>
          <table:table-cell office:value-type="float" office:value="7.1472" calcext:value-type="float">
            <text:p>7.1472</text:p>
          </table:table-cell>
          <table:table-cell table:style-name="ce2" table:formula="of:=ABS(([.F34]-[.D34])/[.F34])" office:value-type="percentage" office:value="0.0100958466453673" calcext:value-type="percentage">
            <text:p>1.01%</text:p>
          </table:table-cell>
        </table:table-row>
        <table:table-row table:style-name="ro1">
          <table:table-cell office:value-type="string" calcext:value-type="string">
            <text:p>fv4</text:p>
          </table:table-cell>
          <table:table-cell office:value-type="float" office:value="1.092626" calcext:value-type="float">
            <text:p>1.092626</text:p>
          </table:table-cell>
          <table:table-cell office:value-type="float" office:value="2.92" calcext:value-type="float">
            <text:p>2.92</text:p>
          </table:table-cell>
          <table:table-cell office:value-type="float" office:value="1.096654" calcext:value-type="float">
            <text:p>1.096654</text:p>
          </table:table-cell>
          <table:table-cell office:value-type="float" office:value="1.37" calcext:value-type="float">
            <text:p>1.37</text:p>
          </table:table-cell>
          <table:table-cell office:value-type="float" office:value="1.11" calcext:value-type="float">
            <text:p>1.11</text:p>
          </table:table-cell>
          <table:table-cell office:value-type="float" office:value="1.4061" calcext:value-type="float">
            <text:p>1.4061</text:p>
          </table:table-cell>
          <table:table-cell table:style-name="ce2" table:formula="of:=ABS(([.F35]-[.D35])/[.F35])" office:value-type="percentage" office:value="0.0120234234234235" calcext:value-type="percentage">
            <text:p>1.20%</text:p>
          </table:table-cell>
        </table:table-row>
        <table:table-row table:style-name="ro1">
          <table:table-cell office:value-type="string" calcext:value-type="string">
            <text:p>fs4</text:p>
          </table:table-cell>
          <table:table-cell office:value-type="float" office:value="2.518774" calcext:value-type="float">
            <text:p>2.518774</text:p>
          </table:table-cell>
          <table:table-cell office:value-type="float" office:value="4.65" calcext:value-type="float">
            <text:p>4.65</text:p>
          </table:table-cell>
          <table:table-cell office:value-type="float" office:value="2.532008" calcext:value-type="float">
            <text:p>2.532008</text:p>
          </table:table-cell>
          <table:table-cell office:value-type="float" office:value="2.15" calcext:value-type="float">
            <text:p>2.15</text:p>
          </table:table-cell>
          <table:table-cell office:value-type="float" office:value="2.48" calcext:value-type="float">
            <text:p>2.48</text:p>
          </table:table-cell>
          <table:table-cell office:value-type="float" office:value="2.2869" calcext:value-type="float">
            <text:p>2.2869</text:p>
          </table:table-cell>
          <table:table-cell table:style-name="ce2" table:formula="of:=ABS(([.F36]-[.D36])/[.F36])" office:value-type="percentage" office:value="0.0209709677419354" calcext:value-type="percentage">
            <text:p>2.10%</text:p>
          </table:table-cell>
        </table:table-row>
        <table:table-row table:style-name="ro1">
          <table:table-cell office:value-type="string" calcext:value-type="string">
            <text:p>off4</text:p>
          </table:table-cell>
          <table:table-cell office:value-type="float" office:value="-0.092185" calcext:value-type="float">
            <text:p>-0.092185</text:p>
          </table:table-cell>
          <table:table-cell office:value-type="float" office:value="65.53" calcext:value-type="float">
            <text:p>65.53</text:p>
          </table:table-cell>
          <table:table-cell office:value-type="float" office:value="-0.090422" calcext:value-type="float">
            <text:p>-0.090422</text:p>
          </table:table-cell>
          <table:table-cell office:value-type="float" office:value="30.49" calcext:value-type="float">
            <text:p>30.49</text:p>
          </table:table-cell>
          <table:table-cell office:value-type="float" office:value="-0.102" calcext:value-type="float">
            <text:p>-0.102</text:p>
          </table:table-cell>
          <table:table-cell office:value-type="float" office:value="28.1788" calcext:value-type="float">
            <text:p>28.1788</text:p>
          </table:table-cell>
          <table:table-cell table:style-name="ce2" table:formula="of:=ABS(([.F37]-[.D37])/[.F37])" office:value-type="percentage" office:value="0.113509803921569" calcext:value-type="percentage">
            <text:p>11.35%</text:p>
          </table:table-cell>
        </table:table-row>
        <table:table-row table:style-name="ro1">
          <table:table-cell office:value-type="string" calcext:value-type="string">
            <text:p>Ixx5 - 1.0*Iyy5 + 1.0*Iyy6</text:p>
          </table:table-cell>
          <table:table-cell office:value-type="float" office:value="0.007359" calcext:value-type="float">
            <text:p>0.007359</text:p>
          </table:table-cell>
          <table:table-cell office:value-type="float" office:value="44.35" calcext:value-type="float">
            <text:p>44.35</text:p>
          </table:table-cell>
          <table:table-cell office:value-type="float" office:value="0.002656" calcext:value-type="float">
            <text:p>0.002656</text:p>
          </table:table-cell>
          <table:table-cell office:value-type="float" office:value="81.39" calcext:value-type="float">
            <text:p>81.39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76.8254" calcext:value-type="float">
            <text:p>76.8254</text:p>
          </table:table-cell>
          <table:table-cell table:style-name="ce2" table:formula="of:=ABS(([.F38]-[.D38])/[.F38])" office:value-type="percentage" office:value="0.0935153583617749" calcext:value-type="percentage">
            <text:p>9.35%</text:p>
          </table:table-cell>
        </table:table-row>
        <table:table-row table:style-name="ro1">
          <table:table-cell office:value-type="string" calcext:value-type="string">
            <text:p>Ixy5</text:p>
          </table:table-cell>
          <table:table-cell office:value-type="float" office:value="-0.001252" calcext:value-type="float">
            <text:p>-0.001252</text:p>
          </table:table-cell>
          <table:table-cell office:value-type="float" office:value="120.68" calcext:value-type="float">
            <text:p>120.68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429.42" calcext:value-type="float">
            <text:p>429.42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203.3751" calcext:value-type="float">
            <text:p>203.3751</text:p>
          </table:table-cell>
          <table:table-cell table:style-name="ce2" table:formula="of:=ABS(([.F39]-[.D39])/[.F39])" office:value-type="percentage" office:value="0.54" calcext:value-type="percentage">
            <text:p>54.00%</text:p>
          </table:table-cell>
        </table:table-row>
        <table:table-row table:style-name="ro1">
          <table:table-cell office:value-type="string" calcext:value-type="string">
            <text:p>Ixz5</text:p>
          </table:table-cell>
          <table:table-cell office:value-type="float" office:value="0.002095" calcext:value-type="float">
            <text:p>0.002095</text:p>
          </table:table-cell>
          <table:table-cell office:value-type="float" office:value="76.66" calcext:value-type="float">
            <text:p>76.66</text:p>
          </table:table-cell>
          <table:table-cell office:value-type="float" office:value="0.001138" calcext:value-type="float">
            <text:p>0.001138</text:p>
          </table:table-cell>
          <table:table-cell office:value-type="float" office:value="99.78" calcext:value-type="float">
            <text:p>99.78</text:p>
          </table:table-cell>
          <table:table-cell office:value-type="float" office:value="0.000998" calcext:value-type="float">
            <text:p>0.000998</text:p>
          </table:table-cell>
          <table:table-cell office:value-type="float" office:value="117.127" calcext:value-type="float">
            <text:p>117.127</text:p>
          </table:table-cell>
          <table:table-cell table:style-name="ce2" table:formula="of:=ABS(([.F40]-[.D40])/[.F40])" office:value-type="percentage" office:value="0.140280561122244" calcext:value-type="percentage">
            <text:p>14.03%</text:p>
          </table:table-cell>
        </table:table-row>
        <table:table-row table:style-name="ro1">
          <table:table-cell office:value-type="string" calcext:value-type="string">
            <text:p>Iyz5</text:p>
          </table:table-cell>
          <table:table-cell office:value-type="float" office:value="0.003719" calcext:value-type="float">
            <text:p>0.003719</text:p>
          </table:table-cell>
          <table:table-cell office:value-type="float" office:value="39.79" calcext:value-type="float">
            <text:p>39.79</text:p>
          </table:table-cell>
          <table:table-cell office:value-type="float" office:value="0.000727" calcext:value-type="float">
            <text:p>0.000727</text:p>
          </table:table-cell>
          <table:table-cell office:value-type="float" office:value="156.68" calcext:value-type="float">
            <text:p>156.68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163.805" calcext:value-type="float">
            <text:p>163.805</text:p>
          </table:table-cell>
          <table:table-cell table:style-name="ce2" table:formula="of:=ABS(([.F41]-[.D41])/[.F41])" office:value-type="percentage" office:value="0.0153631284916202" calcext:value-type="percentage">
            <text:p>1.54%</text:p>
          </table:table-cell>
        </table:table-row>
        <table:table-row table:style-name="ro1">
          <table:table-cell office:value-type="string" calcext:value-type="string">
            <text:p>Izz5 + 1.0*Iyy6</text:p>
          </table:table-cell>
          <table:table-cell office:value-type="float" office:value="0.005635" calcext:value-type="float">
            <text:p>0.005635</text:p>
          </table:table-cell>
          <table:table-cell office:value-type="float" office:value="44.55" calcext:value-type="float">
            <text:p>44.55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179.12" calcext:value-type="float">
            <text:p>179.12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217.0015" calcext:value-type="float">
            <text:p>217.0015</text:p>
          </table:table-cell>
          <table:table-cell table:style-name="ce2" table:formula="of:=ABS(([.F42]-[.D42])/[.F42])" office:value-type="percentage" office:value="0.184403669724771" calcext:value-type="percentage">
            <text:p>18.44%</text:p>
          </table:table-cell>
        </table:table-row>
        <table:table-row table:style-name="ro1">
          <table:table-cell office:value-type="string" calcext:value-type="string">
            <text:p>mx5</text:p>
          </table:table-cell>
          <table:table-cell office:value-type="float" office:value="0.006061" calcext:value-type="float">
            <text:p>0.006061</text:p>
          </table:table-cell>
          <table:table-cell office:value-type="float" office:value="82.48" calcext:value-type="float">
            <text:p>82.48</text:p>
          </table:table-cell>
          <table:table-cell office:value-type="float" office:value="-0.00316" calcext:value-type="float">
            <text:p>-0.00316</text:p>
          </table:table-cell>
          <table:table-cell office:value-type="float" office:value="146.62" calcext:value-type="float">
            <text:p>146.62</text:p>
          </table:table-cell>
          <table:table-cell office:value-type="float" office:value="-0.00153" calcext:value-type="float">
            <text:p>-0.00153</text:p>
          </table:table-cell>
          <table:table-cell office:value-type="float" office:value="307.6661" calcext:value-type="float">
            <text:p>307.6661</text:p>
          </table:table-cell>
          <table:table-cell table:style-name="ce2" table:formula="of:=ABS(([.F43]-[.D43])/[.F43])" office:value-type="percentage" office:value="1.06535947712418" calcext:value-type="percentage">
            <text:p>106.54%</text:p>
          </table:table-cell>
        </table:table-row>
        <table:table-row table:style-name="ro1">
          <table:table-cell office:value-type="string" calcext:value-type="string">
            <text:p>my5 - 1.0*mz6</text:p>
          </table:table-cell>
          <table:table-cell office:value-type="float" office:value="-0.03166" calcext:value-type="float">
            <text:p>-0.03166</text:p>
          </table:table-cell>
          <table:table-cell office:value-type="float" office:value="14.11" calcext:value-type="float">
            <text:p>14.11</text:p>
          </table:table-cell>
          <table:table-cell office:value-type="float" office:value="-0.032006" calcext:value-type="float">
            <text:p>-0.032006</text:p>
          </table:table-cell>
          <table:table-cell office:value-type="float" office:value="11.9" calcext:value-type="float">
            <text:p>11.9</text:p>
          </table:table-cell>
          <table:table-cell office:value-type="float" office:value="-0.0309" calcext:value-type="float">
            <text:p>-0.0309</text:p>
          </table:table-cell>
          <table:table-cell office:value-type="float" office:value="12.5921" calcext:value-type="float">
            <text:p>12.5921</text:p>
          </table:table-cell>
          <table:table-cell table:style-name="ce2" table:formula="of:=ABS(([.F44]-[.D44])/[.F44])" office:value-type="percentage" office:value="0.0357928802588997" calcext:value-type="percentage">
            <text:p>3.58%</text:p>
          </table:table-cell>
        </table:table-row>
        <table:table-row table:style-name="ro1">
          <table:table-cell office:value-type="string" calcext:value-type="string">
            <text:p>Ia5</text:p>
          </table:table-cell>
          <table:table-cell office:value-type="float" office:value="0.041628" calcext:value-type="float">
            <text:p>0.041628</text:p>
          </table:table-cell>
          <table:table-cell office:value-type="float" office:value="10.21" calcext:value-type="float">
            <text:p>10.21</text:p>
          </table:table-cell>
          <table:table-cell office:value-type="float" office:value="0.045987" calcext:value-type="float">
            <text:p>0.045987</text:p>
          </table:table-cell>
          <table:table-cell office:value-type="float" office:value="8.12" calcext:value-type="float">
            <text:p>8.12</text:p>
          </table:table-cell>
          <table:table-cell office:value-type="float" office:value="0.0468" calcext:value-type="float">
            <text:p>0.0468</text:p>
          </table:table-cell>
          <table:table-cell office:value-type="float" office:value="7.8959" calcext:value-type="float">
            <text:p>7.8959</text:p>
          </table:table-cell>
          <table:table-cell table:style-name="ce2" table:formula="of:=ABS(([.F45]-[.D45])/[.F45])" office:value-type="percentage" office:value="0.0173717948717949" calcext:value-type="percentage">
            <text:p>1.74%</text:p>
          </table:table-cell>
        </table:table-row>
        <table:table-row table:style-name="ro1">
          <table:table-cell office:value-type="string" calcext:value-type="string">
            <text:p>fv5</text:p>
          </table:table-cell>
          <table:table-cell office:value-type="float" office:value="1.80911" calcext:value-type="float">
            <text:p>1.80911</text:p>
          </table:table-cell>
          <table:table-cell office:value-type="float" office:value="2.37" calcext:value-type="float">
            <text:p>2.37</text:p>
          </table:table-cell>
          <table:table-cell office:value-type="float" office:value="1.809771" calcext:value-type="float">
            <text:p>1.809771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1.8268" calcext:value-type="float">
            <text:p>1.8268</text:p>
          </table:table-cell>
          <table:table-cell table:style-name="ce2" table:formula="of:=ABS(([.F46]-[.D46])/[.F46])" office:value-type="percentage" office:value="0.0270048387096773" calcext:value-type="percentage">
            <text:p>2.70%</text:p>
          </table:table-cell>
        </table:table-row>
        <table:table-row table:style-name="ro1">
          <table:table-cell office:value-type="string" calcext:value-type="string">
            <text:p>fs5</text:p>
          </table:table-cell>
          <table:table-cell office:value-type="float" office:value="3.16786" calcext:value-type="float">
            <text:p>3.16786</text:p>
          </table:table-cell>
          <table:table-cell office:value-type="float" office:value="3.65" calcext:value-type="float">
            <text:p>3.65</text:p>
          </table:table-cell>
          <table:table-cell office:value-type="float" office:value="3.170193" calcext:value-type="float">
            <text:p>3.170193</text:p>
          </table:table-cell>
          <table:table-cell office:value-type="float" office:value="3.1" calcext:value-type="float">
            <text:p>3.1</text:p>
          </table:table-cell>
          <table:table-cell office:value-type="float" office:value="3.03" calcext:value-type="float">
            <text:p>3.03</text:p>
          </table:table-cell>
          <table:table-cell office:value-type="float" office:value="2.9482" calcext:value-type="float">
            <text:p>2.9482</text:p>
          </table:table-cell>
          <table:table-cell table:style-name="ce2" table:formula="of:=ABS(([.F47]-[.D47])/[.F47])" office:value-type="percentage" office:value="0.0462683168316832" calcext:value-type="percentage">
            <text:p>4.63%</text:p>
          </table:table-cell>
        </table:table-row>
        <table:table-row table:style-name="ro1">
          <table:table-cell office:value-type="string" calcext:value-type="string">
            <text:p>off5</text:p>
          </table:table-cell>
          <table:table-cell office:value-type="float" office:value="0.030558" calcext:value-type="float">
            <text:p>0.030558</text:p>
          </table:table-cell>
          <table:table-cell office:value-type="float" office:value="227.18" calcext:value-type="float">
            <text:p>227.18</text:p>
          </table:table-cell>
          <table:table-cell office:value-type="float" office:value="-0.011697" calcext:value-type="float">
            <text:p>-0.011697</text:p>
          </table:table-cell>
          <table:table-cell office:value-type="float" office:value="499.38" calcext:value-type="float">
            <text:p>499.38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194.4682" calcext:value-type="float">
            <text:p>194.4682</text:p>
          </table:table-cell>
          <table:table-cell table:style-name="ce2" table:formula="of:=ABS(([.F48]-[.D48])/[.F48])" office:value-type="percentage" office:value="0.593854166666667" calcext:value-type="percentage">
            <text:p>59.39%</text:p>
          </table:table-cell>
        </table:table-row>
        <table:table-row table:style-name="ro1">
          <table:table-cell office:value-type="string" calcext:value-type="string">
            <text:p>Ixx6 - 1.0*Iyy6</text:p>
          </table:table-cell>
          <table:table-cell office:value-type="float" office:value="-0.003267" calcext:value-type="float">
            <text:p>-0.003267</text:p>
          </table:table-cell>
          <table:table-cell office:value-type="float" office:value="39.83" calcext:value-type="float">
            <text:p>39.83</text:p>
          </table:table-cell>
          <table:table-cell office:value-type="float" office:value="-0.000991" calcext:value-type="float">
            <text:p>-0.000991</text:p>
          </table:table-cell>
          <table:table-cell office:value-type="float" office:value="93.49" calcext:value-type="float">
            <text:p>93.49</text:p>
          </table:table-cell>
          <table:table-cell office:value-type="float" office:value="-0.00136" calcext:value-type="float">
            <text:p>-0.00136</text:p>
          </table:table-cell>
          <table:table-cell office:value-type="float" office:value="71.0549" calcext:value-type="float">
            <text:p>71.0549</text:p>
          </table:table-cell>
          <table:table-cell table:style-name="ce2" table:formula="of:=ABS(([.F49]-[.D49])/[.F49])" office:value-type="percentage" office:value="0.271323529411765" calcext:value-type="percentage">
            <text:p>27.13%</text:p>
          </table:table-cell>
        </table:table-row>
        <table:table-row table:style-name="ro1">
          <table:table-cell office:value-type="string" calcext:value-type="string">
            <text:p>Ixy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1586.07" calcext:value-type="float">
            <text:p>1586.07</text:p>
          </table:table-cell>
          <table:table-cell office:value-type="float" office:value="-0.000155" calcext:value-type="float">
            <text:p>-0.000155</text:p>
          </table:table-cell>
          <table:table-cell office:value-type="float" office:value="314.86" calcext:value-type="float">
            <text:p>314.86</text:p>
          </table:table-cell>
          <table:table-cell office:value-type="float" office:value="-0.000002" calcext:value-type="float">
            <text:p>-2E-06</text:p>
          </table:table-cell>
          <table:table-cell office:value-type="float" office:value="31015.493" calcext:value-type="float">
            <text:p>31015.493</text:p>
          </table:table-cell>
          <table:table-cell table:style-name="ce2" table:formula="of:=ABS(([.F50]-[.D50])/[.F50])" office:value-type="percentage" office:value="76.5" calcext:value-type="percentage">
            <text:p>7650.00%</text:p>
          </table:table-cell>
        </table:table-row>
        <table:table-row table:style-name="ro1">
          <table:table-cell office:value-type="string" calcext:value-type="string">
            <text:p>Ixz6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76.96" calcext:value-type="float">
            <text:p>76.96</text:p>
          </table:table-cell>
          <table:table-cell office:value-type="float" office:value="0.002046" calcext:value-type="float">
            <text:p>0.002046</text:p>
          </table:table-cell>
          <table:table-cell office:value-type="float" office:value="31.4" calcext:value-type="float">
            <text:p>31.4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29.4666" calcext:value-type="float">
            <text:p>29.4666</text:p>
          </table:table-cell>
          <table:table-cell table:style-name="ce2" table:formula="of:=ABS(([.F51]-[.D51])/[.F51])" office:value-type="percentage" office:value="0.0946902654867258" calcext:value-type="percentage">
            <text:p>9.47%</text:p>
          </table:table-cell>
        </table:table-row>
        <table:table-row table:style-name="ro1">
          <table:table-cell office:value-type="string" calcext:value-type="string">
            <text:p>Iyz6</text:p>
          </table:table-cell>
          <table:table-cell office:value-type="float" office:value="0.002268" calcext:value-type="float">
            <text:p>0.002268</text:p>
          </table:table-cell>
          <table:table-cell office:value-type="float" office:value="37.83" calcext:value-type="float">
            <text:p>37.83</text:p>
          </table:table-cell>
          <table:table-cell office:value-type="float" office:value="0.001043" calcext:value-type="float">
            <text:p>0.001043</text:p>
          </table:table-cell>
          <table:table-cell office:value-type="float" office:value="57.04" calcext:value-type="float">
            <text:p>57.04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68.8983" calcext:value-type="float">
            <text:p>68.8983</text:p>
          </table:table-cell>
          <table:table-cell table:style-name="ce2" table:formula="of:=ABS(([.F52]-[.D52])/[.F52])" office:value-type="percentage" office:value="0.1640625" calcext:value-type="percentage">
            <text:p>16.41%</text:p>
          </table:table-cell>
        </table:table-row>
        <table:table-row table:style-name="ro1">
          <table:table-cell office:value-type="string" calcext:value-type="string">
            <text:p>Izz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37.34" calcext:value-type="float">
            <text:p>37.34</text:p>
          </table:table-cell>
          <table:table-cell office:value-type="float" office:value="0.001683" calcext:value-type="float">
            <text:p>0.001683</text:p>
          </table:table-cell>
          <table:table-cell office:value-type="float" office:value="47.47" calcext:value-type="float">
            <text:p>47.47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45.0712" calcext:value-type="float">
            <text:p>45.0712</text:p>
          </table:table-cell>
          <table:table-cell table:style-name="ce2" table:formula="of:=ABS(([.F53]-[.D53])/[.F53])" office:value-type="percentage" office:value="0.0902702702702704" calcext:value-type="percentage">
            <text:p>9.03%</text:p>
          </table:table-cell>
        </table:table-row>
        <table:table-row table:style-name="ro1">
          <table:table-cell office:value-type="string" calcext:value-type="string">
            <text:p>mx6</text:p>
          </table:table-cell>
          <table:table-cell office:value-type="float" office:value="-0.009255" calcext:value-type="float">
            <text:p>-0.009255</text:p>
          </table:table-cell>
          <table:table-cell office:value-type="float" office:value="32.48" calcext:value-type="float">
            <text:p>32.48</text:p>
          </table:table-cell>
          <table:table-cell office:value-type="float" office:value="-0.003857" calcext:value-type="float">
            <text:p>-0.003857</text:p>
          </table:table-cell>
          <table:table-cell office:value-type="float" office:value="65.62" calcext:value-type="float">
            <text:p>65.62</text:p>
          </table:table-cell>
          <table:table-cell office:value-type="float" office:value="-0.00316" calcext:value-type="float">
            <text:p>-0.00316</text:p>
          </table:table-cell>
          <table:table-cell office:value-type="float" office:value="83.3765" calcext:value-type="float">
            <text:p>83.3765</text:p>
          </table:table-cell>
          <table:table-cell table:style-name="ce2" table:formula="of:=ABS(([.F54]-[.D54])/[.F54])" office:value-type="percentage" office:value="0.220569620253164" calcext:value-type="percentage">
            <text:p>22.06%</text:p>
          </table:table-cell>
        </table:table-row>
        <table:table-row table:style-name="ro1">
          <table:table-cell office:value-type="string" calcext:value-type="string">
            <text:p>my6</text:p>
          </table:table-cell>
          <table:table-cell office:value-type="float" office:value="-0.006976" calcext:value-type="float">
            <text:p>-0.006976</text:p>
          </table:table-cell>
          <table:table-cell office:value-type="float" office:value="42.07" calcext:value-type="float">
            <text:p>42.07</text:p>
          </table:table-cell>
          <table:table-cell office:value-type="float" office:value="-0.004219" calcext:value-type="float">
            <text:p>-0.004219</text:p>
          </table:table-cell>
          <table:table-cell office:value-type="float" office:value="57.89" calcext:value-type="float">
            <text:p>57.89</text:p>
          </table:table-cell>
          <table:table-cell office:value-type="float" office:value="-0.00498" calcext:value-type="float">
            <text:p>-0.00498</text:p>
          </table:table-cell>
          <table:table-cell office:value-type="float" office:value="51.0892" calcext:value-type="float">
            <text:p>51.0892</text:p>
          </table:table-cell>
          <table:table-cell table:style-name="ce2" table:formula="of:=ABS(([.F55]-[.D55])/[.F55])" office:value-type="percentage" office:value="0.15281124497992" calcext:value-type="percentage">
            <text:p>15.28%</text:p>
          </table:table-cell>
        </table:table-row>
        <table:table-row table:style-name="ro1">
          <table:table-cell office:value-type="string" calcext:value-type="string">
            <text:p>Ia6</text:p>
          </table:table-cell>
          <table:table-cell office:value-type="float" office:value="0.008839" calcext:value-type="float">
            <text:p>0.008839</text:p>
          </table:table-cell>
          <table:table-cell office:value-type="float" office:value="25.25" calcext:value-type="float">
            <text:p>25.25</text:p>
          </table:table-cell>
          <table:table-cell office:value-type="float" office:value="0.010772" calcext:value-type="float">
            <text:p>0.010772</text:p>
          </table:table-cell>
          <table:table-cell office:value-type="float" office:value="11.02" calcext:value-type="float">
            <text:p>11.02</text:p>
          </table:table-cell>
          <table:table-cell office:value-type="float" office:value="0.0105" calcext:value-type="float">
            <text:p>0.0105</text:p>
          </table:table-cell>
          <table:table-cell office:value-type="float" office:value="11.8534" calcext:value-type="float">
            <text:p>11.8534</text:p>
          </table:table-cell>
          <table:table-cell table:style-name="ce2" table:formula="of:=ABS(([.F56]-[.D56])/[.F56])" office:value-type="percentage" office:value="0.0259047619047619" calcext:value-type="percentage">
            <text:p>2.59%</text:p>
          </table:table-cell>
        </table:table-row>
        <table:table-row table:style-name="ro1">
          <table:table-cell office:value-type="string" calcext:value-type="string">
            <text:p>fv6</text:p>
          </table:table-cell>
          <table:table-cell office:value-type="float" office:value="0.631728" calcext:value-type="float">
            <text:p>0.631728</text:p>
          </table:table-cell>
          <table:table-cell office:value-type="float" office:value="3.28" calcext:value-type="float">
            <text:p>3.28</text:p>
          </table:table-cell>
          <table:table-cell office:value-type="float" office:value="0.63786" calcext:value-type="float">
            <text:p>0.63786</text:p>
          </table:table-cell>
          <table:table-cell office:value-type="float" office:value="1.55" calcext:value-type="float">
            <text:p>1.55</text:p>
          </table:table-cell>
          <table:table-cell office:value-type="float" office:value="0.65" calcext:value-type="float">
            <text:p>0.65</text:p>
          </table:table-cell>
          <table:table-cell office:value-type="float" office:value="1.5859" calcext:value-type="float">
            <text:p>1.5859</text:p>
          </table:table-cell>
          <table:table-cell table:style-name="ce2" table:formula="of:=ABS(([.F57]-[.D57])/[.F57])" office:value-type="percentage" office:value="0.018676923076923" calcext:value-type="percentage">
            <text:p>1.87%</text:p>
          </table:table-cell>
        </table:table-row>
        <table:table-row table:style-name="ro1">
          <table:table-cell office:value-type="string" calcext:value-type="string">
            <text:p>fs6</text:p>
          </table:table-cell>
          <table:table-cell office:value-type="float" office:value="0.239327" calcext:value-type="float">
            <text:p>0.239327</text:p>
          </table:table-cell>
          <table:table-cell office:value-type="float" office:value="56.84" calcext:value-type="float">
            <text:p>56.84</text:p>
          </table:table-cell>
          <table:table-cell office:value-type="float" office:value="0.302886" calcext:value-type="float">
            <text:p>0.302886</text:p>
          </table:table-cell>
          <table:table-cell office:value-type="float" office:value="26.97" calcext:value-type="float">
            <text:p>26.97</text:p>
          </table:table-cell>
          <table:table-cell office:value-type="float" office:value="0.282" calcext:value-type="float">
            <text:p>0.282</text:p>
          </table:table-cell>
          <table:table-cell office:value-type="float" office:value="28.7752" calcext:value-type="float">
            <text:p>28.7752</text:p>
          </table:table-cell>
          <table:table-cell table:style-name="ce2" table:formula="of:=ABS(([.F58]-[.D58])/[.F58])" office:value-type="percentage" office:value="0.0740638297872339" calcext:value-type="percentage">
            <text:p>7.41%</text:p>
          </table:table-cell>
        </table:table-row>
        <table:table-row table:style-name="ro1">
          <table:table-cell office:value-type="string" calcext:value-type="string">
            <text:p>off6</text:p>
          </table:table-cell>
          <table:table-cell office:value-type="float" office:value="0.167119" calcext:value-type="float">
            <text:p>0.167119</text:p>
          </table:table-cell>
          <table:table-cell office:value-type="float" office:value="37.68" calcext:value-type="float">
            <text:p>37.68</text:p>
          </table:table-cell>
          <table:table-cell office:value-type="float" office:value="0.14854" calcext:value-type="float">
            <text:p>0.14854</text:p>
          </table:table-cell>
          <table:table-cell office:value-type="float" office:value="20.29" calcext:value-type="float">
            <text:p>20.29</text:p>
          </table:table-cell>
          <table:table-cell office:value-type="float" office:value="0.127" calcext:value-type="float">
            <text:p>0.127</text:p>
          </table:table-cell>
          <table:table-cell office:value-type="float" office:value="24.669" calcext:value-type="float">
            <text:p>24.669</text:p>
          </table:table-cell>
          <table:table-cell table:style-name="ce2" table:formula="of:=ABS(([.F59]-[.D59])/[.F59])" office:value-type="percentage" office:value="0.169606299212598" calcext:value-type="percentage">
            <text:p>16.96%</text:p>
          </table:table-cell>
        </table:table-row>
        <table:table-row table:style-name="ro1">
          <table:table-cell office:value-type="string" calcext:value-type="string">
            <text:p>Iam6</text:p>
          </table:table-cell>
          <table:table-cell office:value-type="float" office:value="0.010031" calcext:value-type="float">
            <text:p>0.010031</text:p>
          </table:table-cell>
          <table:table-cell office:value-type="float" office:value="17.89" calcext:value-type="float">
            <text:p>17.89</text:p>
          </table:table-cell>
          <table:table-cell office:value-type="float" office:value="0.009481" calcext:value-type="float">
            <text:p>0.009481</text:p>
          </table:table-cell>
          <table:table-cell office:value-type="float" office:value="13.03" calcext:value-type="float">
            <text:p>13.03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12.9987" calcext:value-type="float">
            <text:p>12.9987</text:p>
          </table:table-cell>
          <table:table-cell table:style-name="ce2" table:formula="of:=ABS(([.F60]-[.D60])/[.F60])" office:value-type="percentage" office:value="0.0164937759336101" calcext:value-type="percentage">
            <text:p>1.65%</text:p>
          </table:table-cell>
        </table:table-row>
        <table:table-row table:style-name="ro1">
          <table:table-cell office:value-type="string" calcext:value-type="string">
            <text:p>fvm6</text:p>
          </table:table-cell>
          <table:table-cell office:value-type="float" office:value="0.583696" calcext:value-type="float">
            <text:p>0.583696</text:p>
          </table:table-cell>
          <table:table-cell office:value-type="float" office:value="2.79" calcext:value-type="float">
            <text:p>2.79</text:p>
          </table:table-cell>
          <table:table-cell office:value-type="float" office:value="0.608493" calcext:value-type="float">
            <text:p>0.608493</text:p>
          </table:table-cell>
          <table:table-cell office:value-type="float" office:value="1.6" calcext:value-type="float">
            <text:p>1.6</text:p>
          </table:table-cell>
          <table:table-cell office:value-type="float" office:value="0.616" calcext:value-type="float">
            <text:p>0.616</text:p>
          </table:table-cell>
          <table:table-cell office:value-type="float" office:value="1.6093" calcext:value-type="float">
            <text:p>1.6093</text:p>
          </table:table-cell>
          <table:table-cell table:style-name="ce2" table:formula="of:=ABS(([.F61]-[.D61])/[.F61])" office:value-type="percentage" office:value="0.0121866883116884" calcext:value-type="percentage">
            <text:p>1.22%</text:p>
          </table:table-cell>
        </table:table-row>
        <table:table-row table:style-name="ro1">
          <table:table-cell office:value-type="string" calcext:value-type="string">
            <text:p>fsm6</text:p>
          </table:table-cell>
          <table:table-cell office:value-type="float" office:value="2.10418" calcext:value-type="float">
            <text:p>2.10418</text:p>
          </table:table-cell>
          <table:table-cell office:value-type="float" office:value="4.66" calcext:value-type="float">
            <text:p>4.66</text:p>
          </table:table-cell>
          <table:table-cell office:value-type="float" office:value="2.009687" calcext:value-type="float">
            <text:p>2.009687</text:p>
          </table:table-cell>
          <table:table-cell office:value-type="float" office:value="3.52" calcext:value-type="float">
            <text:p>3.52</text:p>
          </table:table-cell>
          <table:table-cell office:value-type="float" office:value="1.95" calcext:value-type="float">
            <text:p>1.95</text:p>
          </table:table-cell>
          <table:table-cell office:value-type="float" office:value="3.4705" calcext:value-type="float">
            <text:p>3.4705</text:p>
          </table:table-cell>
          <table:table-cell table:style-name="ce2" table:formula="of:=ABS(([.F62]-[.D62])/[.F62])" office:value-type="percentage" office:value="0.0306087179487179" calcext:value-type="percentage">
            <text:p>3.06%</text:p>
          </table:table-cell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7T12:21:15.394050136</dc:date>
    <meta:editing-duration>PT20M28S</meta:editing-duration>
    <meta:editing-cycles>1</meta:editing-cycles>
    <meta:generator>LibreOffice/6.4.6.2$Linux_X86_64 LibreOffice_project/40$Build-2</meta:generator>
    <meta:document-statistic meta:table-count="1" meta:cell-count="495" meta:object-count="0"/>
  </office:meta>
</office:document-meta>
</file>